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0" style:family="text">
      <style:text-properties fo:font-family="Sans"/>
    </style:style>
    <style:style style:name="p3" style:family="paragraph">
      <style:paragraph-properties fo:margin-top="0pt" fo:margin-bottom="0pt" fo:text-indent="0pt"/>
    </style:style>
  </office:automatic-styles>
  <office:body>
    <office:text>
      <text:p text:style-name="p3"><text:span text:style-name="c0">PAGE 41</text:span></text:p>
      <text:p text:style-name="p3"/>
      <text:p text:style-name="p3"><text:span text:style-name="c0">Panel 1. BLANCI tries to tug on Nadine’s arm to get her to come back home with her. NADINE is steadfast in not moving in her direction.</text:span></text:p>
      <text:p text:style-name="p3"/>
      <text:p text:style-name="p3"><text:span text:style-name="c0">Caption: Outside, Blanci waits.</text:span></text:p>
      <text:p text:style-name="p3"><text:span text:style-name="c0">Caption: Nadine ignored.</text:span></text:p>
      <text:p text:style-name="p3"><text:span text:style-name="c0">Caption: She wanted to snore.</text:span></text:p>
      <text:p text:style-name="p3"/>
      <text:p text:style-name="p3"><text:span text:style-name="c0">Panel 2. NADINE walked in the other direction, after forcing her arm, the only organic one that she still has, outside of her grasp.</text:span></text:p>
      <text:p text:style-name="p3"/>
      <text:p text:style-name="p3"><text:span text:style-name="c0">BLANCI: I want you.</text:span></text:p>
      <text:p text:style-name="p3"><text:span text:style-name="c0">BLANCI: I know that you need me.</text:span></text:p>
      <text:p text:style-name="p3"/>
      <text:p text:style-name="p3"><text:span text:style-name="c0">NADINE: I need you not!</text:span></text:p>
      <text:p text:style-name="p3"/>
      <text:p text:style-name="p3"><text:span text:style-name="c0">BLANCI: Right now, don’t be a snot!</text:span></text:p>
      <text:p text:style-name="p3"/>
      <text:p text:style-name="p3"><text:span text:style-name="c0">Panel 3. The sun makes way for the moon in the sky.</text:span></text:p>
      <text:p text:style-name="p3"/>
      <text:p text:style-name="p3"><text:span text:style-name="c0">CAPTION: It was such a cold evening,</text:span></text:p>
      <text:p text:style-name="p3"><text:span text:style-name="c0">CAPTION: Hot in the day.</text:span></text:p>
      <text:p text:style-name="p3"/>
      <text:p text:style-name="p3"><text:span text:style-name="c0">Panel 4. NADINE wakes up suddenly back in the apartment she lives in with BLANCI and MALCOLM,</text:span></text:p>
      <text:p text:style-name="p3"/>
      <text:p text:style-name="p3"><text:span text:style-name="c0">SFX: Cell phone alarm.</text:span></text:p>
      <text:p text:style-name="p3"/>
      <text:p text:style-name="p3"><text:span text:style-name="c0">BLANCI: How was your sleep?</text:span></text:p>
    </office:text>
  </office:body>
</office:document-content>
</file>